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height</text:p>
          </table:table-cell>
          <table:table-cell office:value-type="string">
            <text:p>1/height</text:p>
          </table:table-cell>
          <table:table-cell office:value-type="string">
            <text:p>distance</text:p>
          </table:table-cell>
          <table:table-cell>
            <draw:frame table:end-cell-address="Sheet1.K22" table:end-x="0.293cm" table:end-y="0.067cm" draw:z-index="0" draw:style-name="gr1" draw:text-style-name="P1" svg:width="15.999cm" svg:height="9.451cm" svg:x="0.101cm" svg:y="0.1cm">
              <draw:object draw:notify-on-update-of-ranges="Sheet1.B1:Sheet1.B1 Sheet1.B3:Sheet1.B11 Sheet1.C1:Sheet1.C1 Sheet1.C3:Sheet1.C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Sheet1.K22" table:end-x="0.293cm" table:end-y="0.067cm" draw:z-index="1" draw:style-name="gr1" draw:text-style-name="P1" svg:width="15.999cm" svg:height="9.451cm" svg:x="0.101cm" svg:y="0.1cm">
              <draw:object draw:notify-on-update-of-ranges="Sheet1.B1:Sheet1.B1 Sheet1.B3:Sheet1.B9 Sheet1.C1:Sheet1.C1 Sheet1.C3:Sheet1.C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  <draw:frame table:end-cell-address="Sheet1.K22" table:end-x="0.293cm" table:end-y="0.067cm" draw:z-index="2" draw:style-name="gr1" draw:text-style-name="P1" svg:width="15.999cm" svg:height="9.451cm" svg:x="0.101cm" svg:y="0.1cm">
              <draw:object draw:notify-on-update-of-ranges="Sheet1.B1:Sheet1.B1 Sheet1.B3:Sheet1.B11 Sheet1.C1:Sheet1.C1 Sheet1.C3:Sheet1.C1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  <draw:frame table:end-cell-address="Sheet1.K21" table:end-x="0.293cm" table:end-y="0.067cm" draw:z-index="3" draw:style-name="gr1" draw:text-style-name="P1" svg:width="15.999cm" svg:height="8.999cm" svg:x="0.101cm" svg:y="0.1cm">
              <draw:object draw:notify-on-update-of-ranges="Sheet1.B1:Sheet1.B1 Sheet1.B2:Sheet1.B11 Sheet1.C1:Sheet1.C1 Sheet1.C2:Sheet1.C1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/[.A3]" office:value-type="float" office:value="0.0136986301369863">
            <text:p>0.01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/[.A4]" office:value-type="float" office:value="0.0208333333333333">
            <text:p>0.02</text:p>
          </table:table-cell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/[.A5]" office:value-type="float" office:value="0.0263157894736842">
            <text:p>0.0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/[.A6]" office:value-type="float" office:value="0.0384615384615385">
            <text:p>0.04</text:p>
          </table:table-cell>
          <table:table-cell table:style-name="ce1" office:value-type="float" office:value="1.5">
            <text:p>1.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/[.A7]" office:value-type="float" office:value="0.0476190476190476">
            <text:p>0.0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/[.A8]" office:value-type="float" office:value="0.0588235294117647">
            <text:p>0.06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/[.A9]" office:value-type="float" office:value="0.0666666666666667">
            <text:p>0.0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/[.A10]" office:value-type="float" office:value="0.0909090909090909">
            <text:p>0.09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/[.A11]" office:value-type="float" office:value="0.125">
            <text:p>0.13</text:p>
          </table:table-cell>
          <table:table-cell office:value-type="float" office:value="6">
            <text:p>6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2017-02-09</text:date>, <text:time>17:3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7M19S</meta:editing-duration>
    <meta:editing-cycles>3</meta:editing-cycles>
    <meta:generator>OpenOffice/4.1.2$Win32 OpenOffice.org_project/412m3$Build-9782</meta:generator>
    <dc:date>2017-02-09T17:34:05.36</dc:date>
    <dc:creator>Lass Robotics</dc:creator>
    <meta:document-statistic meta:table-count="3" meta:cell-count="32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452cm" xlink:href=".." xlink:type="simple" chart:class="chart:scatter" chart:style-name="ch1">
        <chart:legend chart:legend-position="end" svg:x="12.116cm" svg:y="4.152cm" style:legend-expansion="high" chart:style-name="ch2"/>
        <chart:plot-area chart:style-name="ch3" table:cell-range-address="Sheet1.B1:Sheet1.C1 Sheet1.B3:Sheet1.C11" chart:data-source-has-labels="row" svg:x="0.77cm" svg:y="0.891cm" svg:width="10.706cm" svg:height="7.952cm">
          <chartooo:coordinate-region svg:x="1.206cm" svg:y="1.103cm" svg:width="9.938cm" svg:height="7.0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1" chart:label-cell-address="Sheet1.C1:Sheet1.C1" chart:class="chart:scatter">
            <chart:domain table:cell-range-address="Sheet1.B3:Sheet1.B11"/>
            <chart:regression-curve chart:style-name="ch7">
              <chart:equation/>
            </chart:regression-curve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istanc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36986301369863">
                <text:p>0.0136986301369863</text:p>
                <draw:g>
                  <svg:desc>Sheet1.B3:Sheet1.B11</svg:desc>
                </draw:g>
              </table:table-cell>
              <table:table-cell office:value-type="float" office:value="0.5">
                <text:p>0.5</text:p>
                <draw:g>
                  <svg:desc>Sheet1.C3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3157894736842">
                <text:p>0.02631578947368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76190476190476">
                <text:p>0.04761904761904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5">
                <text:p>0.12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.452cm" xlink:href=".." xlink:type="simple" chart:class="chart:scatter" chart:style-name="ch1">
        <chart:legend chart:legend-position="end" svg:x="13.949cm" svg:y="4.414cm" style:legend-expansion="high" chart:style-name="ch2"/>
        <chart:plot-area chart:style-name="ch3" table:cell-range-address="Sheet1.B1:Sheet1.C1 Sheet1.B3:Sheet1.C9" chart:data-source-has-labels="row" svg:x="0.77cm" svg:y="0.891cm" svg:width="12.539cm" svg:height="7.952cm">
          <chartooo:coordinate-region svg:x="1.497cm" svg:y="1.103cm" svg:width="11.481cm" svg:height="7.067cm"/>
          <chart:axis chart:dimension="x" chart:name="primary-x" chart:style-name="ch4"/>
          <chart:axis chart:dimension="y" chart:name="primary-y" chart:style-name="ch4"/>
          <chart:series chart:style-name="ch5" chart:values-cell-range-address="Sheet1.C3:Sheet1.C9" chart:label-cell-address="Sheet1.C1:Sheet1.C1" chart:class="chart:scatter">
            <chart:domain table:cell-range-address="Sheet1.B3:Sheet1.B9"/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istanc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36986301369863">
                <text:p>0.0136986301369863</text:p>
                <draw:g>
                  <svg:desc>Sheet1.B3:Sheet1.B9</svg:desc>
                </draw:g>
              </table:table-cell>
              <table:table-cell office:value-type="float" office:value="0.5">
                <text:p>0.5</text:p>
                <draw:g>
                  <svg:desc>Sheet1.C3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3157894736842">
                <text:p>0.02631578947368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76190476190476">
                <text:p>0.04761904761904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452cm" xlink:href=".." xlink:type="simple" chart:class="chart:scatter" chart:style-name="ch1">
        <chart:legend chart:legend-position="end" svg:x="12.116cm" svg:y="4.152cm" style:legend-expansion="high" chart:style-name="ch2"/>
        <chart:plot-area chart:style-name="ch3" table:cell-range-address="Sheet1.B1:Sheet1.C1 Sheet1.B3:Sheet1.C11" chart:data-source-has-labels="row" svg:x="0.77cm" svg:y="0.891cm" svg:width="10.706cm" svg:height="7.952cm">
          <chartooo:coordinate-region svg:x="1.206cm" svg:y="1.103cm" svg:width="9.938cm" svg:height="7.0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1" chart:label-cell-address="Sheet1.C1:Sheet1.C1" chart:class="chart:scatter">
            <chart:domain table:cell-range-address="Sheet1.B3:Sheet1.B11"/>
            <chart:regression-curve chart:style-name="ch7">
              <chart:equation chart:display-r-square="true"/>
            </chart:regression-curve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istanc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36986301369863">
                <text:p>0.0136986301369863</text:p>
                <draw:g>
                  <svg:desc>Sheet1.B3:Sheet1.B11</svg:desc>
                </draw:g>
              </table:table-cell>
              <table:table-cell office:value-type="float" office:value="0.5">
                <text:p>0.5</text:p>
                <draw:g>
                  <svg:desc>Sheet1.C3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3157894736842">
                <text:p>0.02631578947368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76190476190476">
                <text:p>0.04761904761904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5">
                <text:p>0.12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exponential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exponential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43cm" svg:y="3.926cm" style:legend-expansion="high" chart:style-name="ch2"/>
        <chart:plot-area chart:style-name="ch3" table:cell-range-address="Sheet1.B1:Sheet1.C11" chart:data-source-has-labels="row" svg:x="0.77cm" svg:y="0.855cm" svg:width="9.833cm" svg:height="7.545cm">
          <chartooo:coordinate-region svg:x="1.206cm" svg:y="1.068cm" svg:width="9.065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1" chart:label-cell-address="Sheet1.C1:Sheet1.C1" chart:class="chart:scatter">
            <chart:domain table:cell-range-address="Sheet1.B2:Sheet1.B11"/>
            <chart:regression-curve chart:style-name="ch7">
              <chart:equation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istanc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1</svg:desc>
                </draw:g>
              </table:table-cell>
              <table:table-cell office:value-type="float" office:value="0">
                <text:p>0</text:p>
                <draw:g>
                  <svg:desc>Sheet1.C2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63157894736842">
                <text:p>0.02631578947368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76190476190476">
                <text:p>0.04761904761904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